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1" officeooo:rsid="00099bfc" officeooo:paragraph-rsid="00099bfc"/>
    </style:style>
    <style:style style:name="P2" style:family="paragraph" style:parent-style-name="Footer">
      <style:text-properties style:font-name="Times New Roman1" officeooo:rsid="000bfeb8" officeooo:paragraph-rsid="000bfeb8"/>
    </style:style>
    <style:style style:name="P3" style:family="paragraph" style:parent-style-name="Standard">
      <style:text-properties style:font-name="Times New Roman1"/>
    </style:style>
    <style:style style:name="P4" style:family="paragraph" style:parent-style-name="Standard">
      <style:paragraph-properties fo:line-height="200%" fo:text-align="center" style:justify-single-word="false"/>
      <style:text-properties style:font-name="Times New Roman1" officeooo:rsid="0005274f" officeooo:paragraph-rsid="0005274f"/>
    </style:style>
    <style:style style:name="P5" style:family="paragraph" style:parent-style-name="Standard">
      <style:paragraph-properties fo:line-height="200%" fo:text-align="center" style:justify-single-word="false"/>
      <style:text-properties style:font-name="Times New Roman1" fo:font-weight="bold" officeooo:rsid="0005274f" officeooo:paragraph-rsid="0005274f" style:font-weight-asian="bold" style:font-weight-complex="bold"/>
    </style:style>
    <style:style style:name="P6" style:family="paragraph" style:parent-style-name="Standard">
      <style:text-properties style:font-name="Times New Roman1" officeooo:paragraph-rsid="0019acd4"/>
    </style:style>
    <style:style style:name="P7" style:family="paragraph" style:parent-style-name="Standard">
      <style:paragraph-properties fo:line-height="200%" style:writing-mode="page"/>
      <style:text-properties style:font-name="Times New Roman1" officeooo:rsid="00068170" officeooo:paragraph-rsid="000a5142"/>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3035in" style:type="right" style:leader-style="dotted" style:leader-text="."/>
        </style:tab-stops>
      </style:paragraph-properties>
    </style:style>
    <style:style style:name="P11" style:family="paragraph" style:parent-style-name="Text_20_body">
      <style:paragraph-properties fo:line-height="200%"/>
      <style:text-properties style:font-name="Times New Roman1"/>
    </style:style>
    <style:style style:name="P12" style:family="paragraph" style:parent-style-name="Text_20_body">
      <style:paragraph-properties fo:line-height="200%"/>
      <style:text-properties style:font-name="Times New Roman1" officeooo:rsid="0056420e"/>
    </style:style>
    <style:style style:name="P13" style:family="paragraph" style:parent-style-name="Text_20_body">
      <style:paragraph-properties fo:line-height="200%"/>
      <style:text-properties style:font-name="Times New Roman1" officeooo:rsid="0043d9ed" officeooo:paragraph-rsid="0043d9ed"/>
    </style:style>
    <style:style style:name="P14" style:family="paragraph" style:parent-style-name="Text_20_body">
      <style:paragraph-properties fo:line-height="200%"/>
      <style:text-properties style:font-name="Times New Roman1" officeooo:rsid="004cf347" officeooo:paragraph-rsid="004cf347"/>
    </style:style>
    <style:style style:name="P15" style:family="paragraph" style:parent-style-name="Heading_20_2">
      <style:paragraph-properties fo:line-height="200%"/>
      <style:text-properties style:font-name="Times New Roman1"/>
    </style:style>
    <style:style style:name="P16" style:family="paragraph" style:parent-style-name="Standard" style:master-page-name="First_20_Page">
      <style:paragraph-properties fo:line-height="200%" fo:text-align="center" style:justify-single-word="false" style:page-number="auto"/>
      <style:text-properties style:font-name="Times New Roman1" officeooo:rsid="0005274f" officeooo:paragraph-rsid="0005274f"/>
    </style:style>
    <style:style style:name="P17" style:family="paragraph" style:parent-style-name="Heading_20_1" style:master-page-name="Standard">
      <style:paragraph-properties fo:line-height="200%" style:page-number="1" fo:break-before="page"/>
    </style:style>
    <style:style style:name="P18" style:family="paragraph" style:parent-style-name="Heading_20_1" style:master-page-name="MainBody">
      <style:paragraph-properties fo:line-height="200%" style:page-number="1"/>
      <style:text-properties style:font-name="Times New Roman1"/>
    </style:style>
    <style:style style:name="P19" style:family="paragraph" style:parent-style-name="Text_20_body">
      <style:paragraph-properties fo:line-height="200%"/>
      <style:text-properties style:font-name="Times New Roman1"/>
    </style:style>
    <style:style style:name="T1" style:family="text">
      <style:text-properties officeooo:rsid="0022c711"/>
    </style:style>
    <style:style style:name="T2" style:family="text">
      <style:text-properties officeooo:rsid="004e9881"/>
    </style:style>
    <style:style style:name="T3" style:family="text">
      <style:text-properties officeooo:rsid="004eaf81"/>
    </style:style>
    <style:style style:name="T4" style:family="text">
      <style:text-properties officeooo:rsid="00519456"/>
    </style:style>
    <style:style style:name="T5" style:family="text">
      <style:text-properties officeooo:rsid="0051ab57"/>
    </style:style>
    <style:style style:name="T6" style:family="text">
      <style:text-properties officeooo:rsid="00554fd2"/>
    </style:style>
    <style:style style:name="T7" style:family="text">
      <style:text-properties officeooo:rsid="005708d3"/>
    </style:style>
    <style:style style:name="T8" style:family="text">
      <style:text-properties officeooo:rsid="0057d586"/>
    </style:style>
    <style:style style:name="T9" style:family="text">
      <style:text-properties officeooo:rsid="00597f79"/>
    </style:style>
    <style:style style:name="T10" style:family="text">
      <style:text-properties officeooo:rsid="005d7ae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4">UNIVERSITY OF LA VERNE</text:p>
      <text:p text:style-name="P4">LA VERNE, CALIFORNIA</text:p>
      <text:p text:style-name="P4"/>
      <text:p text:style-name="P4"><text:span text:style-name="T1">Fall</text:span> 2018</text:p>
      <text:p text:style-name="P4"/>
      <text:p text:style-name="P4">SENIOR PROJECT REPORT</text:p>
      <text:p text:style-name="P4"/>
      <text:p text:style-name="P5">J2 INNOVATIONS’ AUTOMATIC RFID EMPLOYEE CLOCKING SYSTEM</text:p>
      <text:p text:style-name="P4"/>
      <text:p text:style-name="P4">A SENIOR PROJECT SUBMITTED TO:</text:p>
      <text:p text:style-name="P4">THE FACULTY OF </text:p>
      <text:p text:style-name="P4">COMPUTER SCIENCE AND COMPUTER ENGINEERING</text:p>
      <text:p text:style-name="P4">IN CANDIDANCY FOR THE DEGREE OF</text:p>
      <text:p text:style-name="P5">BACHELORS OF SCIENCE </text:p>
      <text:p text:style-name="P4">SOFTWARE / ENGINEERING</text:p>
      <text:p text:style-name="P4"/>
      <text:p text:style-name="P4">BY</text:p>
      <text:p text:style-name="P4"/>
      <text:p text:style-name="P5">KOPPANY HORVATH</text:p>
      <text:h text:style-name="P17" text:outline-level="1"><text:bookmark-start text:name="__RefHeading___Toc374_1655485087"/>Abstract<text:bookmark-end text:name="__RefHeading___Toc374_1655485087"/></text:h>
      <text:p text:style-name="P7"><text:tab/>The purpose of this project is to design and implement an RFID based employee time tracking system for J2 Innovations, a building automation software company. The following hardware technologies were used: IOT enabled ESP 32 microcontroller, RFID scanner module, 3D printing, WiFi AP device configuration. In addition, a variety of software was used: Arduino IDE, NodeJS framework, Ractive library, AM Charts library, MySQL database. The user experience was greatly improved and user complaints were reduced to nearly none. Possible future expansions include handling different time zones for international employees, generating reports and charts for management, and scheduling days off and vacations through the UI.</text:p>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374_1655485087" text:style-name="Index_20_Link" text:visited-style-name="Index_20_Link">Abstract<text:tab/>1</text:a></text:p>
          <text:p text:style-name="P9"><text:a xlink:type="simple" xlink:href="#__RefHeading___Toc349_1824743895" text:style-name="Index_20_Link" text:visited-style-name="Index_20_Link">Chapter I: Introduction<text:tab/>1</text:a></text:p>
          <text:p text:style-name="P10"><text:a xlink:type="simple" xlink:href="#__RefHeading___Toc351_1824743895" text:style-name="Index_20_Link" text:visited-style-name="Index_20_Link">Introduction<text:tab/>1</text:a></text:p>
          <text:p text:style-name="P10"><text:a xlink:type="simple" xlink:href="#__RefHeading___Toc468_1295988253" text:style-name="Index_20_Link" text:visited-style-name="Index_20_Link">Problem Statement<text:tab/>1</text:a></text:p>
          <text:p text:style-name="P10"><text:a xlink:type="simple" xlink:href="#__RefHeading___Toc470_1295988253" text:style-name="Index_20_Link" text:visited-style-name="Index_20_Link">Purpose Statement and Rationale<text:tab/>1</text:a></text:p>
          <text:p text:style-name="P10"><text:a xlink:type="simple" xlink:href="#__RefHeading___Toc357_1824743895" text:style-name="Index_20_Link" text:visited-style-name="Index_20_Link">Method<text:tab/>1</text:a></text:p>
          <text:p text:style-name="P10"><text:a xlink:type="simple" xlink:href="#__RefHeading___Toc359_1824743895" text:style-name="Index_20_Link" text:visited-style-name="Index_20_Link">Need of such project<text:tab/>1</text:a></text:p>
          <text:p text:style-name="P10"><text:a xlink:type="simple" xlink:href="#__RefHeading___Toc361_1824743895" text:style-name="Index_20_Link" text:visited-style-name="Index_20_Link">Contributions to society<text:tab/>1</text:a></text:p>
          <text:p text:style-name="P10"><text:a xlink:type="simple" xlink:href="#__RefHeading___Toc363_1824743895" text:style-name="Index_20_Link" text:visited-style-name="Index_20_Link">Limitations<text:tab/>1</text:a></text:p>
          <text:p text:style-name="P9"><text:a xlink:type="simple" xlink:href="#__RefHeading___Toc365_1824743895" text:style-name="Index_20_Link" text:visited-style-name="Index_20_Link">Chapter II: Literature Review<text:tab/>1</text:a></text:p>
          <text:p text:style-name="P9"><text:a xlink:type="simple" xlink:href="#__RefHeading___Toc367_1824743895" text:style-name="Index_20_Link" text:visited-style-name="Index_20_Link">Chapter III: Analysis<text:tab/>1</text:a></text:p>
          <text:p text:style-name="P10"><text:a xlink:type="simple" xlink:href="#__RefHeading___Toc369_1824743895" text:style-name="Index_20_Link" text:visited-style-name="Index_20_Link">Feasibility Study<text:tab/>1</text:a></text:p>
          <text:p text:style-name="P10"><text:a xlink:type="simple" xlink:href="#__RefHeading___Toc371_1824743895" text:style-name="Index_20_Link" text:visited-style-name="Index_20_Link">Analysis of Findings From Previous Chapters<text:tab/>1</text:a></text:p>
          <text:p text:style-name="P10"><text:a xlink:type="simple" xlink:href="#__RefHeading___Toc373_1824743895" text:style-name="Index_20_Link" text:visited-style-name="Index_20_Link">Hardware and Software Choices<text:tab/>1</text:a></text:p>
          <text:p text:style-name="P9"><text:a xlink:type="simple" xlink:href="#__RefHeading___Toc375_1824743895" text:style-name="Index_20_Link" text:visited-style-name="Index_20_Link">Chapter IV: Design<text:tab/>1</text:a></text:p>
          <text:p text:style-name="P10"><text:a xlink:type="simple" xlink:href="#__RefHeading___Toc377_1824743895" text:style-name="Index_20_Link" text:visited-style-name="Index_20_Link">Overview<text:tab/>1</text:a></text:p>
          <text:p text:style-name="P10"><text:a xlink:type="simple" xlink:href="#__RefHeading___Toc379_1824743895" text:style-name="Index_20_Link" text:visited-style-name="Index_20_Link">Hardware<text:tab/>1</text:a></text:p>
          <text:p text:style-name="P10"><text:a xlink:type="simple" xlink:href="#__RefHeading___Toc381_1824743895" text:style-name="Index_20_Link" text:visited-style-name="Index_20_Link">Software<text:tab/>1</text:a></text:p>
          <text:p text:style-name="P9"><text:a xlink:type="simple" xlink:href="#__RefHeading___Toc383_1824743895" text:style-name="Index_20_Link" text:visited-style-name="Index_20_Link">Chapter V: Implementation<text:tab/>1</text:a></text:p>
          <text:p text:style-name="P10"><text:a xlink:type="simple" xlink:href="#__RefHeading___Toc385_1824743895" text:style-name="Index_20_Link" text:visited-style-name="Index_20_Link">Hardware<text:tab/>2</text:a></text:p>
          <text:p text:style-name="P10"><text:a xlink:type="simple" xlink:href="#__RefHeading___Toc387_1824743895" text:style-name="Index_20_Link" text:visited-style-name="Index_20_Link">Software<text:tab/>2</text:a></text:p>
          <text:p text:style-name="P9"><text:a xlink:type="simple" xlink:href="#__RefHeading___Toc389_1824743895" text:style-name="Index_20_Link" text:visited-style-name="Index_20_Link">Chapter VI: Conclusion<text:tab/>2</text:a></text:p>
          <text:p text:style-name="P10"><text:a xlink:type="simple" xlink:href="#__RefHeading___Toc391_1824743895" text:style-name="Index_20_Link" text:visited-style-name="Index_20_Link">Summary and Conclusion<text:tab/>2</text:a></text:p>
          <text:p text:style-name="P10"><text:a xlink:type="simple" xlink:href="#__RefHeading___Toc393_1824743895" text:style-name="Index_20_Link" text:visited-style-name="Index_20_Link">Data<text:tab/>2</text:a></text:p>
          <text:p text:style-name="P10"><text:a xlink:type="simple" xlink:href="#__RefHeading___Toc395_1824743895" text:style-name="Index_20_Link" text:visited-style-name="Index_20_Link">Discussion<text:tab/>2</text:a></text:p>
          <text:p text:style-name="P10"><text:a xlink:type="simple" xlink:href="#__RefHeading___Toc397_1824743895" text:style-name="Index_20_Link" text:visited-style-name="Index_20_Link">Implications<text:tab/>2</text:a></text:p>
          <text:p text:style-name="P10"><text:a xlink:type="simple" xlink:href="#__RefHeading___Toc399_1824743895" text:style-name="Index_20_Link" text:visited-style-name="Index_20_Link">Personal Reflection<text:tab/>2</text:a></text:p>
          <text:p text:style-name="P10"><text:a xlink:type="simple" xlink:href="#__RefHeading___Toc401_1824743895" text:style-name="Index_20_Link" text:visited-style-name="Index_20_Link">Lessons Learned<text:tab/>2</text:a></text:p>
          <text:p text:style-name="P10"><text:a xlink:type="simple" xlink:href="#__RefHeading___Toc403_1824743895" text:style-name="Index_20_Link" text:visited-style-name="Index_20_Link">If It Had To Be Redone<text:tab/>2</text:a></text:p>
          <text:p text:style-name="P10"><text:a xlink:type="simple" xlink:href="#__RefHeading___Toc405_1824743895" text:style-name="Index_20_Link" text:visited-style-name="Index_20_Link">Future Research and Recommendations<text:tab/>2</text:a></text:p>
          <text:p text:style-name="P10"><text:a xlink:type="simple" xlink:href="#__RefHeading___Toc407_1824743895" text:style-name="Index_20_Link" text:visited-style-name="Index_20_Link">Project Recommendations<text:tab/>2</text:a></text:p>
          <text:p text:style-name="P9"><text:a xlink:type="simple" xlink:href="#__RefHeading___Toc409_1824743895" text:style-name="Index_20_Link" text:visited-style-name="Index_20_Link">References<text:tab/>2</text:a></text:p>
          <text:p text:style-name="P9"><text:a xlink:type="simple" xlink:href="#__RefHeading___Toc411_1824743895" text:style-name="Index_20_Link" text:visited-style-name="Index_20_Link">Appendices<text:tab/>2</text:a></text:p>
          <text:p text:style-name="P10"><text:a xlink:type="simple" xlink:href="#__RefHeading___Toc413_1824743895" text:style-name="Index_20_Link" text:visited-style-name="Index_20_Link">Appendix A: Proposal<text:tab/>2</text:a></text:p>
          <text:p text:style-name="P10"><text:a xlink:type="simple" xlink:href="#__RefHeading___Toc415_1824743895" text:style-name="Index_20_Link" text:visited-style-name="Index_20_Link">Appendix B: Gantts Chart<text:tab/>2</text:a></text:p>
          <text:p text:style-name="P10"><text:a xlink:type="simple" xlink:href="#__RefHeading___Toc417_1824743895" text:style-name="Index_20_Link" text:visited-style-name="Index_20_Link">Appendix C: Progress Report 1<text:tab/>2</text:a></text:p>
          <text:p text:style-name="P10"><text:a xlink:type="simple" xlink:href="#__RefHeading___Toc419_1824743895" text:style-name="Index_20_Link" text:visited-style-name="Index_20_Link">Appendix D: Progress Report 2<text:tab/>2</text:a></text:p>
          <text:p text:style-name="P10"><text:a xlink:type="simple" xlink:href="#__RefHeading___Toc421_1824743895" text:style-name="Index_20_Link" text:visited-style-name="Index_20_Link">Appendix E: Progress Report 3<text:tab/>3</text:a></text:p>
          <text:p text:style-name="P10"><text:a xlink:type="simple" xlink:href="#__RefHeading___Toc423_1824743895" text:style-name="Index_20_Link" text:visited-style-name="Index_20_Link">Appendix F: Source Code<text:tab/>3</text:a></text:p>
          <text:p text:style-name="P10"><text:a xlink:type="simple" xlink:href="#__RefHeading___Toc425_1824743895" text:style-name="Index_20_Link" text:visited-style-name="Index_20_Link">Appendix G: Diagrams<text:tab/>3</text:a></text:p>
          <text:p text:style-name="P10"><text:a xlink:type="simple" xlink:href="#__RefHeading___Toc427_1824743895" text:style-name="Index_20_Link" text:visited-style-name="Index_20_Link">Appendix H: PowerPoint<text:tab/>3</text:a></text:p>
        </text:index-body>
      </text:table-of-content>
      <text:p text:style-name="P3"/>
      <text:p text:style-name="P6"/>
      <text:h text:style-name="P18" text:outline-level="1"><text:bookmark-start text:name="__RefHeading___Toc349_1824743895"/>Chapter I: Introduction<text:bookmark-end text:name="__RefHeading___Toc349_1824743895"/></text:h>
      <text:h text:style-name="P15" text:outline-level="2"><text:bookmark-start text:name="__RefHeading___Toc351_1824743895"/>Introduction<text:bookmark-end text:name="__RefHeading___Toc351_1824743895"/></text:h>
      <text:p text:style-name="P13"><text:tab/>When tasked with overseeing employee work times and productivity, how that data is obtained and managed can be the difference between a good or bad user experience. The point of this study is to design and implement a system that can improve how employees log their work hours and tasks, along with making it easy for management to manage that information. The proposed design directly relates to the problem in that it attempts to solve the problems present in the previous system for tracking employee work times. This study relates to previous work in that it uses RFID technology to acquire parts of the data, but it is applied to tracking the time of employees rather than tracking <text:span text:style-name="T8">the locations of </text:span>materials.</text:p>
      <text:h text:style-name="P15" text:outline-level="2"><text:bookmark-start text:name="__RefHeading___Toc468_1295988253"/>Problem Statement<text:bookmark-end text:name="__RefHeading___Toc468_1295988253"/></text:h>
      <text:p text:style-name="P14"><text:tab/><text:span text:style-name="T2">The employees and management working for J2 Innovations, a building automation software company, are frequently annoyed by the current time tracking system being used. One of t</text:span>he biggest problem<text:span text:style-name="T3">s</text:span> that manage<text:span text:style-name="T3">ment</text:span> complains about is that the system is a third party service that requires monthly payment <text:span text:style-name="T3">per</text:span> employee using, and is not flexible in terms of adding new features <text:span text:style-name="T3">or correcting problems with the service</text:span>. A<text:span text:style-name="T4">n issue</text:span> <text:span text:style-name="T4">bothers the employees </text:span>is that with the current system employees have to manually type in their starting time and ending time which sometimes results in inaccurate information <text:span text:style-name="T4">if</text:span> an employee can't remember their starting time accurately. <text:span text:style-name="T5">T</text:span>he project manager is <text:span text:style-name="T5">sometimes bothered by not being able to see what </text:span>the general schedule is for part time employees who have very dynamic schedules <text:span text:style-name="T5">through the web interface </text:span><text:soft-page-break/><text:span text:style-name="T5">of the current system</text:span>. <text:span text:style-name="T6">E</text:span>mployees <text:span text:style-name="T6">also </text:span>don’t like <text:span text:style-name="T6">having</text:span> to submit a daily email containing their work for the day along with a weekly email containing not only the information from the daily emails, but what their times were for each day that they worked <text:span text:style-name="T6">because the current system has no does not have an easy way for management to view this information.</text:span></text:p>
      <text:h text:style-name="P15" text:outline-level="2"><text:bookmark-start text:name="__RefHeading___Toc470_1295988253"/>Purpose Statement and Rationale<text:bookmark-end text:name="__RefHeading___Toc470_1295988253"/></text:h>
      <text:p text:style-name="P12"><text:tab/><text:span text:style-name="T7">The purpose of this project is to design and build an RFID based employee time tracking system to address the issues caused by J2 Innovations’ current time tracking system. This new system will solve the problem of monthly payment by running on a local server rather than as a remote paid service and will solve the problem of being inflexible by being made open source and being designed to make modifications simple to make. This system will also solve the problem of employees having to manually type their times by using RFID technology to automatically record that information by swiping an RFID card on an RFID node. The web interface for this system will also allow management to view the schedules of employees and view their times along with the tasks they did throughout the day.</text:span></text:p>
      <text:h text:style-name="P15" text:outline-level="2"><text:bookmark-start text:name="__RefHeading___Toc357_1824743895"/>Method<text:bookmark-end text:name="__RefHeading___Toc357_1824743895"/></text:h>
      <text:p text:style-name="P11"><text:tab/><text:span text:style-name="T10">The method of this study consisted of doing initial research to see what previous approaches to the problem had been attempted. </text:span></text:p>
      <text:p text:style-name="P11"><text:bookmark-start text:name="__RefHeading___Toc359_1824743895"/>Need of such project<text:bookmark-end text:name="__RefHeading___Toc359_1824743895"/></text:p>
      <text:p text:style-name="P11"><text:bookmark-start text:name="__RefHeading___Toc361_1824743895"/>Contributions to society<text:bookmark-end text:name="__RefHeading___Toc361_1824743895"/></text:p>
      <text:p text:style-name="P11"><text:bookmark-start text:name="__RefHeading___Toc363_1824743895"/>Limitations<text:bookmark-end text:name="__RefHeading___Toc363_1824743895"/></text:p>
      <text:p text:style-name="P11"><text:bookmark-start text:name="__RefHeading___Toc365_1824743895"/><text:soft-page-break/>Chapter II: Literature Review<text:bookmark-end text:name="__RefHeading___Toc365_1824743895"/></text:p>
      <text:p text:style-name="P11"><text:bookmark-start text:name="__RefHeading___Toc367_1824743895"/>Chapter III: Analysis<text:bookmark-end text:name="__RefHeading___Toc367_1824743895"/></text:p>
      <text:p text:style-name="P11"><text:bookmark-start text:name="__RefHeading___Toc369_1824743895"/>Feasibility Study<text:bookmark-end text:name="__RefHeading___Toc369_1824743895"/></text:p>
      <text:p text:style-name="P11"><text:bookmark-start text:name="__RefHeading___Toc371_1824743895"/>Analysis of Findings From Previous Chapters<text:bookmark-end text:name="__RefHeading___Toc371_1824743895"/></text:p>
      <text:p text:style-name="P11"><text:bookmark-start text:name="__RefHeading___Toc373_1824743895"/>Hardware and Software Choices<text:bookmark-end text:name="__RefHeading___Toc373_1824743895"/></text:p>
      <text:p text:style-name="P11"><text:bookmark-start text:name="__RefHeading___Toc375_1824743895"/>Chapter IV: Design<text:bookmark-end text:name="__RefHeading___Toc375_1824743895"/></text:p>
      <text:p text:style-name="P11"><text:bookmark-start text:name="__RefHeading___Toc377_1824743895"/>Overview<text:bookmark-end text:name="__RefHeading___Toc377_1824743895"/></text:p>
      <text:p text:style-name="P11"><text:bookmark-start text:name="__RefHeading___Toc379_1824743895"/>Hardware<text:bookmark-end text:name="__RefHeading___Toc379_1824743895"/></text:p>
      <text:p text:style-name="P11"><text:bookmark-start text:name="__RefHeading___Toc381_1824743895"/>Software<text:bookmark-end text:name="__RefHeading___Toc381_1824743895"/></text:p>
      <text:p text:style-name="P11"><text:bookmark-start text:name="__RefHeading___Toc383_1824743895"/>Chapter V: Implementation<text:bookmark-end text:name="__RefHeading___Toc383_1824743895"/></text:p>
      <text:p text:style-name="P11"><text:bookmark-start text:name="__RefHeading___Toc385_1824743895"/>Hardware<text:bookmark-end text:name="__RefHeading___Toc385_1824743895"/></text:p>
      <text:p text:style-name="P11"><text:bookmark-start text:name="__RefHeading___Toc387_1824743895"/>Software<text:bookmark-end text:name="__RefHeading___Toc387_1824743895"/></text:p>
      <text:p text:style-name="P11"><text:bookmark-start text:name="__RefHeading___Toc389_1824743895"/>Chapter VI: Conclusion<text:bookmark-end text:name="__RefHeading___Toc389_1824743895"/></text:p>
      <text:p text:style-name="P11"><text:bookmark-start text:name="__RefHeading___Toc391_1824743895"/>Summary and Conclusion<text:bookmark-end text:name="__RefHeading___Toc391_1824743895"/></text:p>
      <text:p text:style-name="P11"><text:bookmark-start text:name="__RefHeading___Toc393_1824743895"/>Data<text:bookmark-end text:name="__RefHeading___Toc393_1824743895"/></text:p>
      <text:p text:style-name="P11"><text:bookmark-start text:name="__RefHeading___Toc395_1824743895"/>Discussion<text:bookmark-end text:name="__RefHeading___Toc395_1824743895"/></text:p>
      <text:p text:style-name="P11"><text:bookmark-start text:name="__RefHeading___Toc397_1824743895"/>Implications<text:bookmark-end text:name="__RefHeading___Toc397_1824743895"/></text:p>
      <text:p text:style-name="P11"><text:bookmark-start text:name="__RefHeading___Toc399_1824743895"/>Personal Reflection<text:bookmark-end text:name="__RefHeading___Toc399_1824743895"/></text:p>
      <text:p text:style-name="P11"><text:bookmark-start text:name="__RefHeading___Toc401_1824743895"/>Lessons Learned<text:bookmark-end text:name="__RefHeading___Toc401_1824743895"/></text:p>
      <text:p text:style-name="P11"><text:bookmark-start text:name="__RefHeading___Toc403_1824743895"/><text:soft-page-break/>If It Had To Be Redone<text:bookmark-end text:name="__RefHeading___Toc403_1824743895"/></text:p>
      <text:p text:style-name="P11"><text:bookmark-start text:name="__RefHeading___Toc405_1824743895"/>Future Research and Recommendations<text:bookmark-end text:name="__RefHeading___Toc405_1824743895"/></text:p>
      <text:p text:style-name="P11"><text:bookmark-start text:name="__RefHeading___Toc407_1824743895"/>Project Recommendations<text:bookmark-end text:name="__RefHeading___Toc407_1824743895"/></text:p>
      <text:p text:style-name="P11"><text:bookmark-start text:name="__RefHeading___Toc409_1824743895"/>References<text:bookmark-end text:name="__RefHeading___Toc409_1824743895"/></text:p>
      <text:p text:style-name="P11"><text:bookmark-start text:name="__RefHeading___Toc411_1824743895"/>Appendices<text:bookmark-end text:name="__RefHeading___Toc411_1824743895"/></text:p>
      <text:p text:style-name="P11"><text:bookmark-start text:name="__RefHeading___Toc413_1824743895"/>Appendix A: Proposal<text:bookmark-end text:name="__RefHeading___Toc413_1824743895"/></text:p>
      <text:p text:style-name="P11"><text:bookmark-start text:name="__RefHeading___Toc415_1824743895"/>Appendix B: Gantts Chart<text:bookmark-end text:name="__RefHeading___Toc415_1824743895"/></text:p>
      <text:p text:style-name="P11"><text:bookmark-start text:name="__RefHeading___Toc417_1824743895"/>Appendix C: Progress Report<text:span text:style-name="T9">s</text:span><text:bookmark-end text:name="__RefHeading___Toc417_1824743895"/></text:p>
      <text:p text:style-name="P11"><text:bookmark-start text:name="__RefHeading___Toc423_1824743895"/>Appendix <text:span text:style-name="T9">D</text:span>: Source Code<text:bookmark-end text:name="__RefHeading___Toc423_1824743895"/></text:p>
      <text:p text:style-name="P11"><text:bookmark-start text:name="__RefHeading___Toc425_1824743895"/>Appendix <text:span text:style-name="T9">E</text:span>: Diagrams<text:bookmark-end text:name="__RefHeading___Toc425_1824743895"/></text:p>
      <text:p text:style-name="P11"><text:bookmark-start text:name="__RefHeading___Toc427_1824743895"/>Appendix <text:span text:style-name="T9">F</text:span>: PowerPoint<text:bookmark-end text:name="__RefHeading___Toc427_18247438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officeooo:rsid="00099bfc" officeooo:paragraph-rsid="00099bfc"/>
    </style:style>
    <style:style style:name="MP2" style:family="paragraph" style:parent-style-name="Footer">
      <style:text-properties style:font-name="Times New Roman1" officeooo:rsid="000bfeb8" officeooo:paragraph-rsid="000bfeb8"/>
    </style:style>
    <style:page-layout style:name="Mpm1">
      <style:page-layout-properties fo:page-width="8.5in" fo:page-height="11in" style:num-format="1" style:print-orientation="portrait" fo:margin-top="0.6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J2 INNOVATIONS’ AUTOMATIC RFID EMPLOYEE CLOCKING SYSTEM<text:tab/><text:page-number style:num-format="i" text:select-page="current">ii</text:page-number></text:p>
      </style:header>
      <style:footer>
        <text:p text:style-name="MP2">Koppany Horvath<text:tab/><text:tab/><text:date style:data-style-name="N84" text:date-value="2018-05-17T19:47:46.679999954">2018-05-17</text:date></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HTML" style:page-layout-name="Mpm4"/>
    <style:master-page style:name="MainBody" style:page-layout-name="Mpm1">
      <style:header>
        <text:p text:style-name="MP1">J2 INNOVATIONS’ AUTOMATIC RFID EMPLOYEE CLOCKING SYSTEM<text:tab/><text:page-number style:num-format="1, 2, 3, ..." text:select-page="current">4</text:page-number></text:p>
      </style:header>
      <style:footer>
        <text:p text:style-name="MP2">Koppany Horvath<text:tab/><text:tab/><text:date style:data-style-name="N84" text:date-value="2018-05-17T19:47:46.682000295">2018-05-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16:59.559000000</meta:creation-date>
    <dc:date>2018-05-17T19:47:46.553000000</dc:date>
    <meta:editing-duration>PT6H19M37S</meta:editing-duration>
    <meta:editing-cycles>88</meta:editing-cycles>
    <meta:generator>LibreOffice/5.4.5.1$Windows_x86 LibreOffice_project/79c9829dd5d8054ec39a82dc51cd9eff340dbee8</meta:generator>
    <meta:document-statistic meta:table-count="0" meta:image-count="0" meta:object-count="0" meta:page-count="8" meta:paragraph-count="103" meta:word-count="899" meta:character-count="5608" meta:non-whitespace-character-count="4802"/>
  </office:meta>
</office:document-meta>
</file>